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1" draw:id="id31" draw:layer="layout" svg:width="3.81cm" svg:height="0.635cm" svg:x="7.35cm" svg:y="7.35cm">
          <text:p text:style-name="P1"><text:span text:style-name="T1">somewhere</text:span></text:p>
        </draw:rect>
        <draw:rect draw:style-name="gr1" draw:text-style-name="P2" xml:id="id5" draw:id="id5" draw:layer="layout" svg:width="3.81cm" svg:height="0.635cm" svg:x="13.7cm" svg:y="9.001cm">
          <text:p text:style-name="P1"><text:span text:style-name="T1">autotype</text:span></text:p>
        </draw:rect>
        <draw:rect draw:style-name="gr1" draw:text-style-name="P2" xml:id="id2" draw:id="id2" draw:layer="layout" svg:width="3.81cm" svg:height="0.635cm" svg:x="1cm" svg:y="3.794cm">
          <text:p text:style-name="P1"><text:span text:style-name="T1">boost</text:span></text:p>
        </draw:rect>
        <draw:rect draw:style-name="gr1" draw:text-style-name="P2" xml:id="id1" draw:id="id1" draw:layer="layout" svg:width="3.81cm" svg:height="0.635cm" svg:x="7.35cm" svg:y="3.794cm">
          <text:p text:style-name="P1"><text:span text:style-name="T1">boostTest</text:span></text:p>
        </draw:rect>
        <draw:rect draw:style-name="gr1" draw:text-style-name="P2" xml:id="id3" draw:id="id3" draw:layer="layout" svg:width="3.81cm" svg:height="0.635cm" svg:x="13.7cm" svg:y="9.763cm">
          <text:p text:style-name="P1"><text:span text:style-name="T1">bugTest</text:span></text:p>
        </draw:rect>
        <draw:rect draw:style-name="gr1" draw:text-style-name="P2" xml:id="id7" draw:id="id7" draw:layer="layout" svg:width="3.81cm" svg:height="0.635cm" svg:x="1cm" svg:y="4.81cm">
          <text:p text:style-name="P1"><text:span text:style-name="T1">cJSON</text:span></text:p>
        </draw:rect>
        <draw:rect draw:style-name="gr1" draw:text-style-name="P2" xml:id="id6" draw:id="id6" draw:layer="layout" svg:width="3.81cm" svg:height="0.635cm" svg:x="7.35cm" svg:y="4.81cm">
          <text:p text:style-name="P1"><text:span text:style-name="T1">cJSONTest</text:span></text:p>
        </draw:rect>
        <draw:rect draw:style-name="gr1" draw:text-style-name="P2" xml:id="id29" draw:id="id29" draw:layer="layout" svg:width="3.81cm" svg:height="0.635cm" svg:x="7.35cm" svg:y="1cm">
          <text:p text:style-name="P1"><text:span text:style-name="T1">complex...controls</text:span></text:p>
        </draw:rect>
        <draw:rect draw:style-name="gr1" draw:text-style-name="P2" xml:id="id9" draw:id="id9" draw:layer="layout" svg:width="3.81cm" svg:height="0.635cm" svg:x="1cm" svg:y="6.588cm">
          <text:p text:style-name="P1"><text:span text:style-name="T1">cryptopp</text:span></text:p>
        </draw:rect>
        <draw:rect draw:style-name="gr1" draw:text-style-name="P2" xml:id="id8" draw:id="id8" draw:layer="layout" svg:width="3.81cm" svg:height="0.635cm" svg:x="7.35cm" svg:y="6.588cm">
          <text:p text:style-name="P1"><text:span text:style-name="T1">cryptoppTest</text:span></text:p>
        </draw:rect>
        <draw:rect draw:style-name="gr1" draw:text-style-name="P2" xml:id="id11" draw:id="id11" draw:layer="layout" svg:width="3.81cm" svg:height="0.635cm" svg:x="1cm" svg:y="8.62cm">
          <text:p text:style-name="P1"><text:span text:style-name="T1">cyassl</text:span></text:p>
        </draw:rect>
        <draw:rect draw:style-name="gr1" draw:text-style-name="P2" xml:id="id12" draw:id="id12" draw:layer="layout" svg:width="3.81cm" svg:height="0.635cm" svg:x="7.35cm" svg:y="9.382cm">
          <text:p text:style-name="P1"><text:span text:style-name="T1">cyasslClientTest</text:span></text:p>
        </draw:rect>
        <draw:rect draw:style-name="gr1" draw:text-style-name="P2" xml:id="id13" draw:id="id13" draw:layer="layout" svg:width="3.81cm" svg:height="0.635cm" svg:x="7.35cm" svg:y="10.144cm">
          <text:p text:style-name="P1"><text:span text:style-name="T1">cyasslServerTest</text:span></text:p>
        </draw:rect>
        <draw:rect draw:style-name="gr1" draw:text-style-name="P2" xml:id="id10" draw:id="id10" draw:layer="layout" svg:width="3.81cm" svg:height="0.635cm" svg:x="7.35cm" svg:y="8.62cm">
          <text:p text:style-name="P1"><text:span text:style-name="T1">cyasslTest</text:span></text:p>
        </draw:rect>
        <draw:rect draw:style-name="gr1" draw:text-style-name="P2" xml:id="id14" draw:id="id14" draw:layer="layout" svg:width="3.81cm" svg:height="0.635cm" svg:x="13.7cm" svg:y="10.525cm">
          <text:p text:style-name="P1"><text:span text:style-name="T1">defaultCertificates</text:span></text:p>
        </draw:rect>
        <draw:rect draw:style-name="gr1" draw:text-style-name="P2" xml:id="id15" draw:id="id15" draw:layer="layout" svg:width="3.81cm" svg:height="0.635cm" svg:x="13.7cm" svg:y="5.853cm">
          <text:p text:style-name="P1"><text:span text:style-name="T1">dependencyTest</text:span></text:p>
        </draw:rect>
        <draw:rect draw:style-name="gr1" draw:text-style-name="P2" xml:id="id17" draw:id="id17" draw:layer="layout" svg:width="3.81cm" svg:height="0.635cm" svg:x="1cm" svg:y="11.987cm">
          <text:p text:style-name="P1"><text:span text:style-name="T1">haathi-1-idl</text:span></text:p>
        </draw:rect>
        <draw:rect draw:style-name="gr1" draw:text-style-name="P2" xml:id="id4" draw:id="id4" draw:layer="layout" svg:width="3.81cm" svg:height="0.635cm" svg:x="7.35cm" svg:y="11.987cm">
          <text:p text:style-name="P1"><text:span text:style-name="T1">haathi-2-lib</text:span></text:p>
        </draw:rect>
        <draw:rect draw:style-name="gr1" draw:text-style-name="P2" xml:id="id18" draw:id="id18" draw:layer="layout" svg:width="3.81cm" svg:height="0.635cm" svg:x="13.7cm" svg:y="11.287cm">
          <text:p text:style-name="P1"><text:span text:style-name="T1">haathi-3-dll</text:span></text:p>
        </draw:rect>
        <draw:rect draw:style-name="gr1" draw:text-style-name="P2" xml:id="id19" draw:id="id19" draw:layer="layout" svg:width="3.81cm" svg:height="0.635cm" svg:x="18.35cm" svg:y="11.287cm">
          <text:p text:style-name="P1"><text:span text:style-name="T1">haathi-4-oxt</text:span></text:p>
        </draw:rect>
        <draw:rect draw:style-name="gr1" draw:text-style-name="P2" xml:id="id20" draw:id="id20" draw:layer="layout" svg:width="3.81cm" svg:height="0.635cm" svg:x="23cm" svg:y="11.287cm">
          <text:p text:style-name="P1"><text:span text:style-name="T1">haathi-5-run</text:span></text:p>
        </draw:rect>
        <draw:rect draw:style-name="gr1" draw:text-style-name="P2" draw:layer="layout" svg:width="3.81cm" svg:height="0.635cm" svg:x="1cm" svg:y="19.553cm">
          <text:p text:style-name="P1"><text:span text:style-name="T1">haathi-6-zip</text:span></text:p>
        </draw:rect>
        <draw:rect draw:style-name="gr1" draw:text-style-name="P2" draw:layer="layout" svg:width="3.81cm" svg:height="0.635cm" svg:x="1cm" svg:y="1.762cm">
          <text:p text:style-name="P1"><text:span text:style-name="T1">helloWorld</text:span></text:p>
        </draw:rect>
        <draw:rect draw:style-name="gr1" draw:text-style-name="P2" xml:id="id22" draw:id="id22" draw:layer="layout" svg:width="3.81cm" svg:height="0.635cm" svg:x="1cm" svg:y="16.583cm">
          <text:p text:style-name="P1"><text:span text:style-name="T1">leptonica</text:span></text:p>
        </draw:rect>
        <draw:rect draw:style-name="gr1" draw:text-style-name="P2" xml:id="id21" draw:id="id21" draw:layer="layout" svg:width="3.81cm" svg:height="0.635cm" svg:x="7.35cm" svg:y="16.583cm">
          <text:p text:style-name="P1"><text:span text:style-name="T1">leptonicaTest</text:span></text:p>
        </draw:rect>
        <draw:rect draw:style-name="gr1" draw:text-style-name="P2" xml:id="id23" draw:id="id23" draw:layer="layout" svg:width="3.81cm" svg:height="0.635cm" svg:x="13.7cm" svg:y="12.049cm">
          <text:p text:style-name="P1"><text:span text:style-name="T1">pingProvenanceTest</text:span></text:p>
        </draw:rect>
        <draw:rect draw:style-name="gr1" draw:text-style-name="P2" xml:id="id24" draw:id="id24" draw:layer="layout" svg:width="3.81cm" svg:height="0.635cm" svg:x="13.7cm" svg:y="12.811cm">
          <text:p text:style-name="P1"><text:span text:style-name="T1">pingTrustedTest</text:span></text:p>
        </draw:rect>
        <draw:rect draw:style-name="gr1" draw:text-style-name="P2" draw:layer="layout" svg:width="3.81cm" svg:height="0.635cm" svg:x="1cm" svg:y="2.524cm">
          <text:p text:style-name="P1"><text:span text:style-name="T1">README</text:span></text:p>
        </draw:rect>
        <draw:rect draw:style-name="gr1" draw:text-style-name="P2" xml:id="id25" draw:id="id25" draw:layer="layout" svg:width="3.81cm" svg:height="0.635cm" svg:x="13.7cm" svg:y="13.573cm">
          <text:p text:style-name="P1"><text:span text:style-name="T1">serializationTest</text:span></text:p>
        </draw:rect>
        <draw:rect draw:style-name="gr1" draw:text-style-name="P2" xml:id="id26" draw:id="id26" draw:layer="layout" svg:width="3.81cm" svg:height="0.635cm" svg:x="7.35cm" svg:y="10.858cm">
          <text:p text:style-name="P1"><text:span text:style-name="T1">cyasslSocketTest</text:span></text:p>
        </draw:rect>
        <draw:rect draw:style-name="gr1" draw:text-style-name="P2" xml:id="id16" draw:id="id16" draw:layer="layout" svg:width="3.81cm" svg:height="0.635cm" svg:x="7.377cm" svg:y="17.334cm">
          <text:p text:style-name="P1"><text:span text:style-name="T1">tesseract</text:span></text:p>
        </draw:rect>
        <draw:rect draw:style-name="gr1" draw:text-style-name="P2" xml:id="id27" draw:id="id27" draw:layer="layout" svg:width="3.81cm" svg:height="0.635cm" svg:x="13.7cm" svg:y="17.321cm">
          <text:p text:style-name="P1"><text:span text:style-name="T1">tesseractTest</text:span></text:p>
        </draw:rect>
        <draw:rect draw:style-name="gr1" draw:text-style-name="P2" xml:id="id34" draw:id="id34" draw:layer="layout" svg:width="3.81cm" svg:height="0.635cm" svg:x="7.35cm" svg:y="5.826cm">
          <text:p text:style-name="P1"><text:span text:style-name="T1">traitorTracer</text:span></text:p>
        </draw:rect>
        <draw:rect draw:style-name="gr1" draw:text-style-name="P2" xml:id="id28" draw:id="id28" draw:layer="layout" svg:width="3.81cm" svg:height="0.635cm" svg:x="13.7cm" svg:y="14.335cm">
          <text:p text:style-name="P1"><text:span text:style-name="T1">userCreate</text:span></text:p>
        </draw:rect>
        <draw:connector draw:style-name="gr2" draw:text-style-name="P1" draw:layer="layout" draw:type="line" svg:x1="7.35cm" svg:y1="4.111cm" svg:x2="4.81cm" svg:y2="4.111cm" draw:start-shape="id1" draw:start-glue-point="3" draw:end-shape="id2" draw:end-glue-point="1" svg:d="m7350 4111h-2540">
          <text:p/>
        </draw:connector>
        <draw:connector draw:style-name="gr2" draw:text-style-name="P1" draw:layer="layout" draw:type="line" svg:x1="13.7cm" svg:y1="10.08cm" svg:x2="11.16cm" svg:y2="12.304cm" draw:start-shape="id3" draw:start-glue-point="3" draw:end-shape="id4" draw:end-glue-point="1" svg:d="m13700 10080-2540 2224">
          <text:p/>
        </draw:connector>
        <draw:connector draw:style-name="gr2" draw:text-style-name="P1" draw:layer="layout" draw:type="line" svg:x1="13.7cm" svg:y1="9.318cm" svg:x2="11.16cm" svg:y2="12.304cm" draw:start-shape="id5" draw:start-glue-point="3" draw:end-shape="id4" draw:end-glue-point="1" svg:d="m13700 9318-2540 2986">
          <text:p/>
        </draw:connector>
        <draw:connector draw:style-name="gr2" draw:text-style-name="P1" draw:layer="layout" draw:type="line" svg:x1="7.35cm" svg:y1="5.127cm" svg:x2="4.81cm" svg:y2="5.127cm" draw:start-shape="id6" draw:start-glue-point="3" draw:end-shape="id7" draw:end-glue-point="1" svg:d="m7350 5127h-2540">
          <text:p/>
        </draw:connector>
        <draw:connector draw:style-name="gr2" draw:text-style-name="P1" draw:layer="layout" draw:type="line" svg:x1="7.35cm" svg:y1="6.905cm" svg:x2="4.81cm" svg:y2="6.905cm" draw:start-shape="id8" draw:start-glue-point="3" draw:end-shape="id9" draw:end-glue-point="1" svg:d="m7350 6905h-2540">
          <text:p/>
        </draw:connector>
        <draw:connector draw:style-name="gr2" draw:text-style-name="P1" draw:layer="layout" draw:type="line" svg:x1="7.35cm" svg:y1="8.937cm" svg:x2="4.81cm" svg:y2="8.937cm" draw:start-shape="id10" draw:start-glue-point="3" draw:end-shape="id11" draw:end-glue-point="1" svg:d="m7350 8937h-2540">
          <text:p/>
        </draw:connector>
        <draw:connector draw:style-name="gr2" draw:text-style-name="P1" draw:layer="layout" draw:type="line" svg:x1="7.35cm" svg:y1="9.699cm" svg:x2="4.81cm" svg:y2="8.937cm" draw:start-shape="id12" draw:start-glue-point="3" draw:end-shape="id11" draw:end-glue-point="1" svg:d="m7350 9699-2540-762">
          <text:p/>
        </draw:connector>
        <draw:connector draw:style-name="gr2" draw:text-style-name="P1" draw:layer="layout" draw:type="line" svg:x1="7.35cm" svg:y1="10.461cm" svg:x2="4.81cm" svg:y2="8.937cm" draw:start-shape="id13" draw:start-glue-point="3" draw:end-shape="id11" draw:end-glue-point="1" svg:d="m7350 10461-2540-1524">
          <text:p/>
        </draw:connector>
        <draw:connector draw:style-name="gr2" draw:text-style-name="P1" draw:layer="layout" draw:type="line" svg:x1="13.7cm" svg:y1="10.842cm" svg:x2="11.16cm" svg:y2="12.304cm" draw:start-shape="id14" draw:start-glue-point="3" draw:end-shape="id4" draw:end-glue-point="1" svg:d="m13700 10842-2540 1462">
          <text:p/>
        </draw:connector>
        <draw:connector draw:style-name="gr2" draw:text-style-name="P1" draw:layer="layout" draw:type="line" svg:x1="13.7cm" svg:y1="6.17cm" svg:x2="4.81cm" svg:y2="4.111cm" draw:start-shape="id15" draw:start-glue-point="3" draw:end-shape="id2" draw:end-glue-point="1" svg:d="m13700 6170-8890-2059">
          <text:p/>
        </draw:connector>
        <draw:connector draw:style-name="gr2" draw:text-style-name="P1" draw:layer="layout" draw:type="line" svg:x1="13.7cm" svg:y1="6.17cm" svg:x2="4.81cm" svg:y2="5.127cm" draw:start-shape="id15" draw:start-glue-point="3" draw:end-shape="id7" draw:end-glue-point="1" svg:d="m13700 6170-8890-1043">
          <text:p/>
        </draw:connector>
        <draw:connector draw:style-name="gr2" draw:text-style-name="P1" draw:layer="layout" draw:type="line" svg:x1="13.7cm" svg:y1="6.17cm" svg:x2="4.81cm" svg:y2="6.905cm" draw:start-shape="id15" draw:start-glue-point="3" draw:end-shape="id9" draw:end-glue-point="1" svg:d="m13700 6170-8890 735">
          <text:p/>
        </draw:connector>
        <draw:connector draw:style-name="gr2" draw:text-style-name="P1" draw:layer="layout" draw:type="line" svg:x1="13.7cm" svg:y1="6.17cm" svg:x2="4.81cm" svg:y2="8.937cm" draw:start-shape="id15" draw:start-glue-point="3" draw:end-shape="id11" draw:end-glue-point="1" svg:d="m13700 6170-8890 2767">
          <text:p/>
        </draw:connector>
        <draw:connector draw:style-name="gr2" draw:text-style-name="P1" draw:layer="layout" draw:type="line" svg:x1="13.7cm" svg:y1="6.17cm" svg:x2="11.187cm" svg:y2="17.651cm" draw:start-shape="id15" draw:start-glue-point="3" draw:end-shape="id16" draw:end-glue-point="1" svg:d="m13700 6170-2513 11481">
          <text:p/>
        </draw:connector>
        <draw:connector draw:style-name="gr2" draw:text-style-name="P1" draw:layer="layout" draw:type="line" svg:x1="7.35cm" svg:y1="12.304cm" svg:x2="4.81cm" svg:y2="12.304cm" draw:start-shape="id4" draw:start-glue-point="3" draw:end-shape="id17" draw:end-glue-point="1" svg:d="m7350 12304h-2540">
          <text:p/>
        </draw:connector>
        <draw:connector draw:style-name="gr2" draw:text-style-name="P1" draw:layer="layout" draw:type="line" svg:x1="7.35cm" svg:y1="12.304cm" svg:x2="4.81cm" svg:y2="5.127cm" draw:start-shape="id4" draw:start-glue-point="3" draw:end-shape="id7" draw:end-glue-point="1" svg:d="m7350 12304-2540-7177">
          <text:p/>
        </draw:connector>
        <draw:connector draw:style-name="gr2" draw:text-style-name="P1" draw:layer="layout" draw:type="line" svg:x1="7.35cm" svg:y1="12.304cm" svg:x2="4.81cm" svg:y2="6.905cm" draw:start-shape="id4" draw:start-glue-point="3" draw:end-shape="id9" svg:d="m7350 12304-2540-5399">
          <text:p/>
        </draw:connector>
        <draw:connector draw:style-name="gr2" draw:text-style-name="P1" draw:layer="layout" draw:type="line" svg:x1="7.35cm" svg:y1="12.304cm" svg:x2="4.81cm" svg:y2="4.111cm" draw:start-shape="id4" draw:start-glue-point="3" draw:end-shape="id2" draw:end-glue-point="1" svg:d="m7350 12304-2540-8193">
          <text:p/>
        </draw:connector>
        <draw:connector draw:style-name="gr2" draw:text-style-name="P1" draw:layer="layout" draw:type="line" svg:x1="7.35cm" svg:y1="12.304cm" svg:x2="4.81cm" svg:y2="8.937cm" draw:start-shape="id4" draw:start-glue-point="3" draw:end-shape="id11" draw:end-glue-point="1" svg:d="m7350 12304-2540-3367">
          <text:p/>
        </draw:connector>
        <draw:connector draw:style-name="gr2" draw:text-style-name="P1" draw:layer="layout" draw:type="line" svg:x1="13.7cm" svg:y1="11.604cm" svg:x2="11.16cm" svg:y2="12.304cm" draw:start-shape="id18" draw:start-glue-point="3" draw:end-shape="id4" svg:d="m13700 11604-2540 700">
          <text:p/>
        </draw:connector>
        <draw:connector draw:style-name="gr2" draw:text-style-name="P1" draw:layer="layout" draw:type="line" svg:x1="18.35cm" svg:y1="11.604cm" svg:x2="17.51cm" svg:y2="11.604cm" draw:start-shape="id19" draw:start-glue-point="3" draw:end-shape="id18" draw:end-glue-point="1" svg:d="m18350 11604h-840">
          <text:p/>
        </draw:connector>
        <draw:connector draw:style-name="gr2" draw:text-style-name="P1" draw:layer="layout" draw:type="line" svg:x1="23cm" svg:y1="11.604cm" svg:x2="22.16cm" svg:y2="11.604cm" draw:start-shape="id20" draw:start-glue-point="3" draw:end-shape="id19" draw:end-glue-point="1" svg:d="m23000 11604h-840">
          <text:p/>
        </draw:connector>
        <draw:connector draw:style-name="gr2" draw:text-style-name="P1" draw:layer="layout" draw:type="line" svg:x1="7.35cm" svg:y1="16.9cm" svg:x2="4.81cm" svg:y2="16.9cm" draw:start-shape="id21" draw:start-glue-point="3" draw:end-shape="id22" draw:end-glue-point="1" svg:d="m7350 16900h-2540">
          <text:p/>
        </draw:connector>
        <draw:connector draw:style-name="gr2" draw:text-style-name="P1" draw:layer="layout" draw:type="line" svg:x1="13.7cm" svg:y1="12.366cm" svg:x2="11.16cm" svg:y2="12.304cm" draw:start-shape="id23" draw:start-glue-point="3" draw:end-shape="id4" draw:end-glue-point="1" svg:d="m13700 12366-2540-62">
          <text:p/>
        </draw:connector>
        <draw:connector draw:style-name="gr2" draw:text-style-name="P1" draw:layer="layout" draw:type="line" svg:x1="13.7cm" svg:y1="13.128cm" svg:x2="11.16cm" svg:y2="12.304cm" draw:start-shape="id24" draw:start-glue-point="3" draw:end-shape="id4" draw:end-glue-point="1" svg:d="m13700 13128-2540-824">
          <text:p/>
        </draw:connector>
        <draw:connector draw:style-name="gr2" draw:text-style-name="P1" draw:layer="layout" draw:type="line" svg:x1="13.7cm" svg:y1="13.89cm" svg:x2="11.16cm" svg:y2="12.304cm" draw:start-shape="id25" draw:start-glue-point="3" draw:end-shape="id4" draw:end-glue-point="1" svg:d="m13700 13890-2540-1586">
          <text:p/>
        </draw:connector>
        <draw:connector draw:style-name="gr2" draw:text-style-name="P1" draw:layer="layout" draw:type="line" svg:x1="7.35cm" svg:y1="11.175cm" svg:x2="4.81cm" svg:y2="8.937cm" draw:start-shape="id26" draw:start-glue-point="3" draw:end-shape="id11" draw:end-glue-point="1" svg:d="m7350 11175-2540-2238">
          <text:p/>
        </draw:connector>
        <draw:connector draw:style-name="gr2" draw:text-style-name="P1" draw:layer="layout" draw:type="line" svg:x1="7.377cm" svg:y1="17.651cm" svg:x2="4.81cm" svg:y2="16.9cm" draw:start-shape="id16" draw:start-glue-point="3" draw:end-shape="id22" draw:end-glue-point="1" svg:d="m7377 17651-2567-751">
          <text:p/>
        </draw:connector>
        <draw:connector draw:style-name="gr2" draw:text-style-name="P1" draw:layer="layout" draw:type="line" svg:x1="13.7cm" svg:y1="17.638cm" svg:x2="11.187cm" svg:y2="17.651cm" draw:start-shape="id27" draw:start-glue-point="3" draw:end-shape="id16" draw:end-glue-point="1" svg:d="m13700 17638-2513 13">
          <text:p/>
        </draw:connector>
        <draw:connector draw:style-name="gr2" draw:text-style-name="P1" draw:layer="layout" draw:type="line" svg:x1="13.7cm" svg:y1="14.652cm" svg:x2="11.16cm" svg:y2="12.304cm" draw:start-shape="id28" draw:start-glue-point="3" draw:end-shape="id4" draw:end-glue-point="1" svg:d="m13700 14652-2540-2348">
          <text:p/>
        </draw:connector>
        <draw:connector draw:style-name="gr3" draw:text-style-name="P3" draw:layer="layout" draw:type="line" svg:x1="7.35cm" svg:y1="1.317cm" svg:x2="4.81cm" svg:y2="4.111cm" draw:start-shape="id29" draw:start-glue-point="3" draw:end-shape="id2" draw:end-glue-point="1" svg:d="m7350 1317-2540 2794">
          <text:p text:style-name="P1"><text:span text:style-name="T2">Non-Windows</text:span></text:p>
        </draw:connector>
        <draw:rect draw:style-name="gr1" draw:text-style-name="P2" draw:layer="layout" svg:width="3.81cm" svg:height="0.635cm" svg:x="1cm" svg:y="18.715cm">
          <text:p text:style-name="P1"><text:span text:style-name="T1">catch</text:span></text:p>
        </draw:rect>
        <draw:rect draw:style-name="gr1" draw:text-style-name="P2" draw:layer="layout" svg:width="3.81cm" svg:height="0.635cm" svg:x="7.35cm" svg:y="18.684cm">
          <text:p text:style-name="P1"><text:span text:style-name="T1">catchTest</text:span></text:p>
        </draw:rect>
        <draw:connector draw:style-name="gr2" draw:text-style-name="P1" draw:layer="layout" draw:type="line" svg:x1="7.351cm" svg:y1="19cm" svg:x2="4.811cm" svg:y2="19cm" svg:d="m7351 19000h-2540">
          <text:p/>
        </draw:connector>
        <draw:rect draw:style-name="gr1" draw:text-style-name="P2" xml:id="id30" draw:id="id30" draw:layer="layout" svg:width="3.81cm" svg:height="0.635cm" svg:x="13.7cm" svg:y="18.668cm">
          <text:p text:style-name="P1"><text:span text:style-name="T1">watermarkTest</text:span></text:p>
        </draw:rect>
        <draw:connector draw:style-name="gr2" draw:text-style-name="P1" draw:layer="layout" draw:type="line" svg:x1="13.7cm" svg:y1="18.985cm" svg:x2="11.188cm" svg:y2="19.002cm" draw:start-shape="id30" draw:start-glue-point="3" svg:d="m13700 18985-2512 17">
          <text:p/>
        </draw:connector>
        <draw:connector draw:style-name="gr2" draw:text-style-name="P1" draw:layer="layout" draw:type="line" svg:x1="13.7cm" svg:y1="18.985cm" svg:x2="11.16cm" svg:y2="12.304cm" draw:start-shape="id30" draw:start-glue-point="3" draw:end-shape="id4" draw:end-glue-point="1" svg:d="m13700 18985-2540-6681">
          <text:p/>
        </draw:connector>
        <draw:connector draw:style-name="gr2" draw:text-style-name="P1" draw:layer="layout" draw:type="line" svg:x1="7.35cm" svg:y1="7.667cm" svg:x2="4.811cm" svg:y2="6.905cm" draw:start-shape="id31" draw:start-glue-point="3" svg:d="m7350 7667-2539-762">
          <text:p/>
        </draw:connector>
        <draw:rect draw:style-name="gr1" draw:text-style-name="P2" xml:id="id32" draw:id="id32" draw:layer="layout" svg:width="3.81cm" svg:height="0.635cm" svg:x="13.7cm" svg:y="8.239cm">
          <text:p text:style-name="P1"><text:span text:style-name="T1">autoRnd</text:span></text:p>
        </draw:rect>
        <draw:connector draw:style-name="gr2" draw:text-style-name="P1" draw:layer="layout" draw:type="line" svg:x1="13.7cm" svg:y1="8.556cm" svg:x2="11.16cm" svg:y2="12.304cm" draw:start-shape="id32" draw:start-glue-point="3" draw:end-shape="id4" draw:end-glue-point="1" svg:d="m13700 8556-2540 3748">
          <text:p/>
        </draw:connector>
        <draw:rect draw:style-name="gr1" draw:text-style-name="P2" xml:id="id33" draw:id="id33" draw:layer="layout" svg:width="3.81cm" svg:height="0.635cm" svg:x="7.35cm" svg:y="12.811cm">
          <text:p text:style-name="P1"><text:span text:style-name="T1">bugModify</text:span></text:p>
        </draw:rect>
        <draw:connector draw:style-name="gr2" draw:text-style-name="P1" draw:layer="layout" draw:type="line" svg:x1="7.35cm" svg:y1="13.128cm" svg:x2="4.81cm" svg:y2="12.304cm" draw:start-shape="id33" draw:start-glue-point="3" draw:end-shape="id17" draw:end-glue-point="1" svg:d="m7350 13128-2540-824">
          <text:p/>
        </draw:connector>
        <draw:connector draw:style-name="gr2" draw:text-style-name="P1" draw:layer="layout" draw:type="line" svg:x1="7.35cm" svg:y1="6.143cm" svg:x2="4.81cm" svg:y2="6.905cm" draw:start-shape="id34" draw:start-glue-point="3" draw:end-shape="id9" svg:d="m7350 6143-2540 762">
          <text:p/>
        </draw:connector>
        <draw:rect draw:style-name="gr1" draw:text-style-name="P2" xml:id="id35" draw:id="id35" draw:layer="layout" svg:width="3.81cm" svg:height="0.635cm" svg:x="13.7cm" svg:y="16.494cm">
          <text:p text:style-name="P1"><text:span text:style-name="T1">water...BitExtractor</text:span></text:p>
        </draw:rect>
        <draw:connector draw:style-name="gr2" draw:text-style-name="P1" draw:layer="layout" draw:type="line" svg:x1="13.7cm" svg:y1="16.811cm" svg:x2="11.188cm" svg:y2="17.656cm" draw:start-shape="id35" draw:start-glue-point="3" svg:d="m13700 16811-2512 845">
          <text:p/>
        </draw:connector>
        <draw:rect draw:style-name="gr1" draw:text-style-name="P2" xml:id="id36" draw:id="id36" draw:layer="layout" svg:width="3.81cm" svg:height="0.635cm" svg:x="13.7cm" svg:y="7.44cm">
          <text:p text:style-name="P1"><text:span text:style-name="T1">autoPdf</text:span></text:p>
        </draw:rect>
        <draw:connector draw:style-name="gr2" draw:text-style-name="P1" draw:layer="layout" draw:type="line" svg:x1="13.7cm" svg:y1="7.757cm" svg:x2="11.161cm" svg:y2="12.304cm" draw:start-shape="id36" draw:start-glue-point="3" svg:d="m13700 7757-2539 45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fill-image-width="0cm" draw:fill-image-height="0cm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ith Alcock</meta:initial-creator>
    <meta:creation-date>2014-03-21T23:09:23.80</meta:creation-date>
    <meta:generator>OpenOffice/4.0.1$Win32 OpenOffice.org_project/401m5$Build-9714</meta:generator>
    <dc:date>2016-01-31T13:16:34.09</dc:date>
    <meta:editing-duration>PT1H46M51S</meta:editing-duration>
    <meta:editing-cycles>16</meta:editing-cycles>
    <meta:document-statistic meta:object-count="81"/>
  </office:meta>
</office:document-meta>
</file>